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text-underline-style="none" fo:font-weight="normal" style:font-weight-asian="normal" style:font-weight-complex="normal"/>
    </style:style>
    <style:style style:name="P2" style:family="paragraph" style:parent-style-name="Text_20_body">
      <style:text-properties fo:color="#000000" style:font-name="Verdana1" style:text-underline-style="none" fo:font-weight="normal" style:font-weight-asian="normal" style:font-weight-complex="normal"/>
    </style:style>
    <style:style style:name="P3" style:family="paragraph" style:parent-style-name="Text_20_body">
      <style:text-properties fo:color="#000000" style:font-name="Verdana1" fo:font-size="12pt" style:text-underline-style="none" fo:font-weight="normal" style:font-weight-asian="normal" style:font-weight-complex="normal"/>
    </style:style>
    <style:style style:name="P4" style:family="paragraph" style:parent-style-name="Text_20_body">
      <style:text-properties fo:color="#000000" style:text-underline-style="none" fo:font-weight="normal" style:font-weight-asian="normal" style:font-weight-complex="normal"/>
    </style:style>
    <style:style style:name="T1" style:family="text">
      <style:text-properties style:font-name="Verdan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ucchini Muffins<text:line-break/>Makes 24 muffins</text:p>
      <text:p text:style-name="P4"/>
      <text:p text:style-name="P2">3 cups whole wheat pastry flour<text:line-break/>1 ½ cups cane juice crystals<text:line-break/>1 T baking powder<text:line-break/>½ t baking soda<text:line-break/>¼ t salt<text:line-break/>4 eggs<text:line-break/>1 cup light olive oil<text:line-break/>3 cups grated zucchini or any type of summer squash</text:p>
      <text:p text:style-name="P4"/>
      <text:p text:style-name="P4"><text:span text:style-name="T1">In large bowl mix together flour, cane juice crystals, baking powder, baking soda and salt. In a smaller bowl combine eggs, oil and zucchini, mix well.  Combine egg zucchini mixture and flour and stir only until just mixed being careful not to over mix.</text:span></text:p>
      <text:p text:style-name="P3">Divide batter into 24 muffin tins that have been sprayed with a non-stick spray such as pam or greased with oil. Bake at 375 for about 20 minute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8:44:08.92</meta:creation-date>
    <meta:document-statistic meta:table-count="0" meta:image-count="0" meta:object-count="0" meta:page-count="1" meta:paragraph-count="4" meta:word-count="117" meta:character-count="616"/>
    <dc:date>2017-05-05T18:45:52.48</dc:date>
    <dc:creator>Crystal Miller</dc:creator>
    <meta:editing-duration>PT1M43S</meta:editing-duration>
    <meta:editing-cycles>1</meta:editing-cycles>
    <meta:generator>OpenOffice/4.1.1$Win32 OpenOffice.org_project/411m6$Build-9775</meta:generator>
  </office:meta>
</office:document-meta>
</file>